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" svg:font-family="Time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13.414cm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2" style:family="table-row">
      <style:table-row-properties style:min-row-height="1.312cm"/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ella1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3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6pt" fo:font-weight="bold" officeooo:rsid="00146508" officeooo:paragraph-rsid="0014650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6pt" fo:font-weight="bold" officeooo:rsid="00150601" officeooo:paragraph-rsid="0015060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50601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50601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6508" officeooo:paragraph-rsid="001465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67ee4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46508" officeooo:paragraph-rsid="001465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50601" officeooo:paragraph-rsid="001506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50601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46508" officeooo:paragraph-rsid="0014650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50601" officeooo:paragraph-rsid="0015060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50601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italic" fo:text-shadow="none" style:text-underline-style="none" fo:font-weight="normal" officeooo:rsid="00150601" officeooo:paragraph-rsid="0016b0b9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0601" style:font-style-asian="normal" style:font-style-complex="normal"/>
    </style:style>
    <style:style style:name="T4" style:family="text">
      <style:text-properties fo:font-style="normal" officeooo:rsid="00167ee4" style:font-style-asian="normal" style:font-style-complex="normal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style:font-name="arial" fo:font-style="normal" officeooo:rsid="00150601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officeooo:rsid="0016b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- Use Case</text:p>
      <text:p text:style-name="P1"/>
      <text:p text:style-name="P1">2.1.1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<text:span text:style-name="T1">Use case name: <text:s/></text:span><text:s text:c="10"/></text:p>
          </table:table-cell>
          <table:table-cell table:style-name="Tabella1.B1" office:value-type="string">
            <text:p text:style-name="P7">Acquisto</text:p>
          </table:table-cell>
        </table:table-row>
        <table:table-row table:style-name="Tabella1.2">
          <table:table-cell table:style-name="Tabella1.A2" office:value-type="string">
            <text:p text:style-name="P11">Attori partecipanti <text:s text:c="6"/></text:p>
            <text:p text:style-name="P11"><text:span text:style-name="T2"><text:s text:c="36"/></text:span></text:p>
          </table:table-cell>
          <table:table-cell table:style-name="Tabella1.B2" office:value-type="string">
            <text:p text:style-name="P3"><text:span text:style-name="T5">Cliente</text:span><text:span text:style-name="T2"> interagisce con</text:span></text:p>
            <text:p text:style-name="P12"><text:span text:style-name="T2"><text:s text:c="37"/></text:span><text:span text:style-name="T6">Carrello</text:span></text:p>
          </table:table-cell>
        </table:table-row>
        <table:table-row>
          <table:table-cell table:style-name="Tabella1.A3" office:value-type="string">
            <text:p text:style-name="P12">Flusso eventi <text:s text:c="13"/></text:p>
            <text:p text:style-name="P12"><text:s text:c="37"/></text:p>
            <text:p text:style-name="P11"/>
          </table:table-cell>
          <table:table-cell table:style-name="Tabella1.B3" office:value-type="string">
            <text:p text:style-name="P3"><text:s text:c="2"/><text:span text:style-name="T2">1. Il Cliente aggiunge i prodotti </text:span><text:span text:style-name="T3">nel carrello</text:span></text:p>
            <text:p text:style-name="P12"><text:span text:style-name="T3"><text:s text:c="2"/>2. Il Carrello mostra al Cliente i prodotti che ha inserito</text:span></text:p>
            <text:p text:style-name="P12"><text:span text:style-name="T3"><text:s text:c="2"/>3. Il Cliente preme il tasto Acquisto.</text:span></text:p>
            <text:p text:style-name="P12"><text:span text:style-name="T3"><text:s text:c="2"/>4.Il Sistema manda una mail che conferma l’acquisto</text:span></text:p>
            <text:p text:style-name="P12"><text:span text:style-name="T3"><text:s text:c="2"/>5. Il Corriere prende in carico l’ordine e si occupa di spedirlo a <text:s text:c="4"/></text:span></text:p>
            <text:p text:style-name="P12"><text:span text:style-name="T3"><text:s text:c="6"/></text:span><text:span text:style-name="T4">destinazione</text:span></text:p>
            <text:p text:style-name="P12"><text:span text:style-name="T3"><text:s text:c="2"/>6. Il Cliente riceve il prodotto a casa nel lasso di tempo stabilito</text:span></text:p>
            <text:p text:style-name="P12"/>
          </table:table-cell>
        </table:table-row>
        <table:table-row>
          <table:table-cell table:style-name="Tabella1.A2" office:value-type="string">
            <text:p text:style-name="P13">Pre-Condizioni: <text:s text:c="14"/></text:p>
          </table:table-cell>
          <table:table-cell table:style-name="Tabella1.B2" office:value-type="string">
            <text:p text:style-name="P14">*<text:span text:style-name="T2">Il Cliente si è autenticato nel sistema</text:span></text:p>
          </table:table-cell>
        </table:table-row>
        <table:table-row>
          <table:table-cell table:style-name="Tabella1.A2" office:value-type="string">
            <text:p text:style-name="P9">Post-Condizioni: <text:s text:c="13"/></text:p>
            <text:p text:style-name="P9"><text:s text:c="26"/></text:p>
          </table:table-cell>
          <table:table-cell table:style-name="Tabella1.B2" office:value-type="string">
            <text:p text:style-name="P5">*Il Cliente riceve una mail di conferma di avvenuto acquisto</text:p>
            <text:p text:style-name="P10">*Il Cliente riceve il prodotto a casa dal Corriere</text:p>
          </table:table-cell>
        </table:table-row>
        <table:table-row>
          <table:table-cell table:style-name="Tabella1.A2" office:value-type="string">
            <text:p text:style-name="P15"><text:span text:style-name="T9">Vincoli di Qualità</text:span> <text:s text:c="2"/></text:p>
            <text:p text:style-name="P14"><text:s/></text:p>
          </table:table-cell>
          <table:table-cell table:style-name="Tabella1.B2" office:value-type="string">
            <text:p text:style-name="P4">*<text:span text:style-name="T2">Il sistema deve mandare una mail di conferma ordine in 30 secondi</text:span></text:p>
            <text:p text:style-name="P4"><text:span text:style-name="T2">*I tempi di consegna non devono essere superiori a 7 giorni lavorativi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" svg:font-family="Time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30:08.511394592</meta:creation-date>
    <dc:date>2018-10-19T10:57:02.097844159</dc:date>
    <meta:editing-duration>PT16M16S</meta:editing-duration>
    <meta:editing-cycles>3</meta:editing-cycles>
    <meta:generator>LibreOffice/6.1.2.1$Linux_X86_64 LibreOffice_project/10$Build-1</meta:generator>
    <meta:document-statistic meta:table-count="1" meta:image-count="0" meta:object-count="0" meta:page-count="1" meta:paragraph-count="27" meta:word-count="132" meta:character-count="1003" meta:non-whitespace-character-count="669"/>
  </office:meta>
</office:document-meta>
</file>